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18dc34" officeooo:paragraph-rsid="0018dc3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1a098c" officeooo:paragraph-rsid="001a098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a098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ab97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ab975" officeooo:paragraph-rsid="001c1dc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c1dcf" officeooo:paragraph-rsid="001c1dc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c1dcf" officeooo:paragraph-rsid="0024be1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18dc34" officeooo:paragraph-rsid="0018dc3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weight="bold" officeooo:rsid="0018dc34" officeooo:paragraph-rsid="0018dc3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18dc34" officeooo:paragraph-rsid="00264efc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a098c"/>
    </style:style>
    <style:style style:name="P12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ab975" officeooo:paragraph-rsid="001ab975" style:font-size-asian="12pt" style:font-size-complex="12pt"/>
    </style:style>
    <style:style style:name="P13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ab975" officeooo:paragraph-rsid="001ab975" style:font-size-asian="12pt" style:font-size-complex="12pt"/>
    </style:style>
    <style:style style:name="P14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ab975" officeooo:paragraph-rsid="001c1dcf" style:font-size-asian="12pt" style:font-size-complex="12pt"/>
    </style:style>
    <style:style style:name="P15" style:family="paragraph" style:parent-style-name="Standard">
      <style:paragraph-properties fo:margin-left="3.6cm" fo:margin-right="0cm" fo:text-align="justify" style:justify-single-word="false" fo:text-indent="0cm" style:auto-text-indent="false"/>
      <style:text-properties style:font-name="Arial" fo:font-size="12pt" officeooo:rsid="001c1dcf" officeooo:paragraph-rsid="001c1dcf" style:font-size-asian="12pt" style:font-size-complex="12pt"/>
    </style:style>
    <style:style style:name="P16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ab975" officeooo:paragraph-rsid="001c1dcf" style:font-size-asian="12pt" style:font-size-complex="12pt"/>
    </style:style>
    <style:style style:name="P17" style:family="paragraph" style:parent-style-name="Standard" style:master-page-name="">
      <style:paragraph-properties fo:margin-left="3.6cm" fo:margin-right="0cm" fo:text-align="justify" style:justify-single-word="false" fo:text-indent="0cm" style:auto-text-indent="false" style:page-number="auto"/>
      <style:text-properties style:font-name="Arial" fo:font-size="12pt" officeooo:rsid="001c1dcf" officeooo:paragraph-rsid="001c1dcf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officeooo:rsid="0018dc34" officeooo:paragraph-rsid="0018dc34" style:font-size-asian="12pt" style:font-size-complex="12pt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Arial" fo:font-size="12pt" officeooo:paragraph-rsid="0018dc34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264efc"/>
    </style:style>
    <style:style style:name="T1" style:family="text">
      <style:text-properties officeooo:rsid="001ab975"/>
    </style:style>
    <style:style style:name="T2" style:family="text">
      <style:text-properties officeooo:rsid="001c1dcf"/>
    </style:style>
    <style:style style:name="T3" style:family="text">
      <style:text-properties fo:color="#ff3333" fo:font-style="italic" fo:font-weight="bold" officeooo:rsid="001c1dcf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9933" fo:font-weight="bold" officeooo:rsid="001c1dcf" style:font-weight-asian="bold" style:font-weight-complex="bold"/>
    </style:style>
    <style:style style:name="T5" style:family="text">
      <style:text-properties officeooo:rsid="001e9e08"/>
    </style:style>
    <style:style style:name="T6" style:family="text">
      <style:text-properties officeooo:rsid="002097fa"/>
    </style:style>
    <style:style style:name="T7" style:family="text">
      <style:text-properties officeooo:rsid="00221ff4"/>
    </style:style>
    <style:style style:name="T8" style:family="text">
      <style:text-properties officeooo:rsid="002400f8"/>
    </style:style>
    <style:style style:name="T9" style:family="text">
      <style:text-properties officeooo:rsid="0024be1d"/>
    </style:style>
    <style:style style:name="T10" style:family="text">
      <style:text-properties officeooo:rsid="00264efc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officeooo:rsid="002400f8" style:font-size-asian="12pt" style:font-size-complex="12pt"/>
    </style:style>
    <style:style style:name="T13" style:family="text">
      <style:text-properties style:font-name="Arial" fo:font-size="12pt" officeooo:rsid="001a098c" style:font-size-asian="12pt" style:font-size-complex="12pt"/>
    </style:style>
    <style:style style:name="T14" style:family="text">
      <style:text-properties style:font-name="Arial" fo:font-size="12pt" officeooo:rsid="0021ecf1" style:font-size-asian="12pt" style:font-size-complex="12pt"/>
    </style:style>
    <style:style style:name="T15" style:family="text">
      <style:text-properties style:font-name="Arial" fo:font-size="12pt" officeooo:rsid="0024be1d" style:font-size-asian="12pt" style:font-size-complex="12pt"/>
    </style:style>
    <style:style style:name="T16" style:family="text">
      <style:text-properties style:font-name="Arial" fo:font-size="12pt" fo:font-weight="bold" officeooo:rsid="002400f8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1a098c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4be1d" style:font-weight-asian="bold" style:font-weight-complex="bold"/>
    </style:style>
    <style:style style:name="T20" style:family="text">
      <style:text-properties fo:font-weight="bold" officeooo:rsid="0027b60b" style:font-weight-asian="bold" style:font-weight-complex="bold"/>
    </style:style>
    <style:style style:name="T21" style:family="text">
      <style:text-properties officeooo:rsid="0027b60b"/>
    </style:style>
    <text:list-style style:name="L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Anderson Andrei da Silva, 8944025</text:span></text:p>
      <text:p text:style-name="P9"/>
      <text:p text:style-name="P10">Relatório EP1- Conjectura de Collatz</text:p>
      <text:p text:style-name="P1"/>
      <text:p text:style-name="P18"><text:tab/>Considere a seguinte operação em um número inteiro positivo arbitrário <text:span text:style-name="T5">t</text:span>al que:</text:p>
      <text:list xml:id="list1720436873181575043" text:style-name="L1">
        <text:list-item>
          <text:p text:style-name="P20"><text:span text:style-name="T11">Se o número é par, divida-o por 2; </text:span></text:p>
        </text:list-item>
        <text:list-item>
          <text:p text:style-name="P19">Se é ímpar, multiplique-o por 3 e some 1.</text:p>
        </text:list-item>
      </text:list>
      <text:p text:style-name="P1"><text:tab/>Uma conjectura bastante intrigante diz que se aplicarmos repetidas vezes a função acuma em um número interiro, vamos, necessariamente, convergir para 1 ( onde a função é estaionária).</text:p>
      <text:p text:style-name="P1"/>
      <text:p text:style-name="P8"><text:span text:style-name="T10">1.0 TRATAMENTO DE DADOS</text:span>:</text:p>
      <text:p text:style-name="P1"/>
      <text:p text:style-name="P1"><text:tab/>Como para cada n ímpar que recebermos teremos que multiplicá-lo por 3 e somar 1, prevê-se que este número, se já arbitrariamente grande, ficará maior ainda, podendo então exceder a capacidade de armazenamento da memório RAM do computador, que é limitada.</text:p>
      <text:p text:style-name="P1"><text:tab/></text:p>
      <text:p text:style-name="P1"><text:tab/>A fim de tratar esse problema foram aplicados dois métodos:</text:p>
      <text:p text:style-name="P1"/>
      <text:p text:style-name="P1"><text:tab/><text:span text:style-name="T20">a</text:span><text:span text:style-name="T18">)</text:span> Sabendo que é impossível retardar para sempre o uso total da memória RAM, foi utilizada um tipo de variável que dobrará o valor máximo que seria permitido inicialmente <text:span text:style-name="T8">e não irá considerar números negativos</text:span>, então, ao invés de se utilizar variáve<text:span text:style-name="T5">l do tipo</text:span> int, utilizaremos variáveis do tipo <text:span text:style-name="T8">unsigned </text:span>long int <text:span text:style-name="T5">para armazenar os números da sequência dada pela função de Collatz</text:span>.</text:p>
      <text:p text:style-name="P1"/>
      <text:p text:style-name="P1"><text:tab/><text:span text:style-name="T20">b</text:span><text:span text:style-name="T18">) </text:span>Tratando matemáticamente o problema, se a função f(x) = 3x+1 será utilizada para um <text:span text:style-name="T5">x</text:span> inteiro ímpar, <text:span text:style-name="T5">seja x = k,</text:span> ter<text:span text:style-name="T5">e</text:span>mos então que f(k) = 3k+1, que necessáriamente será um número par, e então em um próximo passo aplicaríamos f(x) = x/2 , <text:span text:style-name="T5">onde x é um inteiro par,</text:span> e então teríamos f(k) = (3k+1)/2 = (3k)/2 + ½ = 1,5k + 0,5.</text:p>
      <text:p text:style-name="P1"><text:tab/>Dessa forma, sabendo que utilizar f(x) = 3x+1 fará com que um k ímpar arbitrariamente grande fique muito maior, utilizaremos a função f(x) = 1,5x + 0,5 de forma que cada vez que usada atualizaremos o contador de iterações em 2, pois estamos “adiantando” um passo, mas então <text:span text:style-name="T5">faremos com</text:span> que aquele k ímpar arbitrariamente grande não fique tão maior como algo na ordem de 3k e sim metade disso, 1,5k.</text:p>
      <text:p text:style-name="P1"/>
      <text:p text:style-name="P2"><text:tab/><text:span text:style-name="T20">c</text:span><text:span text:style-name="T18">)</text:span> A fim de agilizar o processamento dos dados e evitar operações aritméticas repetitivas e portanto desnecessárias será um utilizado um vetor onde cada posição armazenará o próximo valor resultante da função quando o valor daquele índice em questão for posto na função. Dessa forma, se o valor já estiver lá basta olhar qual será o próximo e então ir para a próxima posição até que <text:span text:style-name="T5">o valor seja um ou</text:span> não exista um valor calculado em uma delas, nesse momento será calculado e armazenado. Assim quando for necessário utilizar um valor que eventualmente já tenha sido calculado basta utilizá-lo no vetor e então teremos o seu resultado e respectivamente a sequ<text:span text:style-name="T5">ê</text:span>ncia de n<text:span text:style-name="T5">ú</text:span>meros que parte dele até chegar em 1.</text:p>
      <text:p text:style-name="P1"/>
      <text:p text:style-name="P1"><text:tab/>Novamente, não iremos aqui com esses <text:span text:style-name="T6">3</text:span> métodos sanar o problema da limitação física da memória RAM, apenas desejamos retardar ao máximo o seu esgotamento utilizando uma variável com capacidade maior e trabalhando com números razoávelmente menores.</text:p>
      <text:p text:style-name="P8"><text:soft-page-break/><text:span text:style-name="T10">2.0 </text:span>I<text:span text:style-name="T10">MPLEMENTAÇÃO</text:span>:</text:p>
      <text:p text:style-name="P1"/>
      <text:p text:style-name="P1"><text:tab/>Na implimentação desse programa utilizamos as seguintes funções com seus respectivos escopos:</text:p>
      <text:p text:style-name="P1"/>
      <text:list xml:id="list787652597795518476" text:style-name="L2">
        <text:list-item>
          <text:p text:style-name="P11"><text:span text:style-name="T16">unsigned long </text:span><text:span text:style-name="T17">int verifica (int n) : </text:span><text:span text:style-name="T13">Recebe um inteiro n e verifica se o número recebido é ímpar ou par e então retorna o resultado de f(n) onde f é a função da conjectura de Collatz.</text:span></text:p>
        </text:list-item>
      </text:list>
      <text:p text:style-name="P2"/>
      <text:list xml:id="list171039036778863" text:continue-numbering="true" text:style-name="L2">
        <text:list-item>
          <text:p text:style-name="P11"><text:span text:style-name="T17">void initVetor(long int prox[ ]) :</text:span><text:span text:style-name="T13"> Recebe um vetor de </text:span><text:span text:style-name="T12">unsigned</text:span><text:span text:style-name="T13"> long int </text:span><text:span text:style-name="T12">e</text:span><text:span text:style-name="T13"> ir</text:span><text:span text:style-name="T14">á</text:span><text:span text:style-name="T13"> inicializar as posições </text:span><text:span text:style-name="T15">de 2 até MAX </text:span><text:span text:style-name="T13">do vetor </text:span><text:span text:style-name="T14">com o valor -2</text:span><text:span text:style-name="T13">.</text:span></text:p>
        </text:list-item>
      </text:list>
      <text:p text:style-name="P2"/>
      <text:p text:style-name="P3"><text:tab/><text:span text:style-name="T9">O</text:span> programa se sustenta na utilzação de um vetor que em cada posição guarda o resultado do valor da função aplicada naquele índice, ou seja, cada posição guarda o próximo valor a ser gerado pela função. Dessa forma, uma vez calculada a sequ<text:span text:style-name="T7">ê</text:span>ncia toda a partir de um inteiro x, não será necessário calculá-los novamente, basta apenas percorrer o vetor e será possível encontrar a sequência dada pelas posições do vetor. Ex:</text:p>
      <text:p text:style-name="P3"/>
      <text:p text:style-name="P12">x = 16 : 16 → 8 → 4 → 2 → 1</text:p>
      <text:p text:style-name="P13"/>
      <text:p text:style-name="P13"><text:s text:c="4"/>0 <text:s/>1 <text:s/>2 <text:s text:c="3"/>3 <text:s/>4 <text:s text:c="3"/>5 <text:s text:c="2"/>6 <text:s text:c="2"/>7 <text:s text:c="2"/>8 <text:s text:c="2"/>9 <text:s/>10 11 12 13 14 15 16 17</text:p>
      <text:p text:style-name="P14">v[ <text:s text:c="2"/>| <text:s text:c="3"/>| <text:span text:style-name="T2">1</text:span> | <text:s text:c="3"/>| <text:s text:c="3"/>| <text:s text:c="3"/>| <text:s text:c="3"/>| <text:s text:c="3"/>| <text:span text:style-name="T2">4</text:span> <text:s/>| <text:s text:c="3"/>| <text:s text:c="3"/>| <text:s text:c="3"/>| <text:s text:c="3"/>| <text:s text:c="3"/>| <text:s text:c="3"/>| <text:s text:c="3"/>| <text:s/><text:span text:style-name="T2">8</text:span> | <text:s text:c="4"/>]</text:p>
      <text:p text:style-name="P5"/>
      <text:p text:style-name="P6"><text:tab/>Para tratar as casa vazias, saberemos que elas <text:span text:style-name="T7">assim estão</text:span> quando tiverem o valor -2 nelas, sendo postos no vetor pela função initVetor. E as posições 0 e 1 receberão -1 para se diferirem, pois não são consideradas vazias, mas também não s<text:span text:style-name="T7">er</text:span>ão utilizadas. Então nosso vetor ficará:</text:p>
      <text:p text:style-name="P4"/>
      <text:p text:style-name="P16"><text:s text:c="4"/>0 <text:s text:c="2"/>1 <text:s/>2 <text:s/>3 <text:s/>4 <text:s text:c="2"/>5 6 <text:s/>7 <text:s/>8 <text:s text:c="2"/>9 10 11 12 13 14 15 16 <text:span text:style-name="T21">17</text:span></text:p>
      <text:p text:style-name="P14">v[-<text:span text:style-name="T2">1</text:span>|-<text:span text:style-name="T2">1</text:span>| <text:span text:style-name="T2">1</text:span> |-<text:span text:style-name="T2">2</text:span>|-<text:span text:style-name="T2">2</text:span>|-<text:span text:style-name="T2">2</text:span>|-<text:span text:style-name="T2">2</text:span>|-<text:span text:style-name="T2">2</text:span>|-<text:span text:style-name="T2">2</text:span>| <text:span text:style-name="T2">4 </text:span>|-<text:span text:style-name="T2">2</text:span>|-<text:span text:style-name="T2">2 </text:span>|-<text:span text:style-name="T2">2 </text:span>|-<text:span text:style-name="T2">2 </text:span>|-<text:span text:style-name="T2">2 </text:span>|-<text:span text:style-name="T2">2 </text:span>| <text:span text:style-name="T10">8 </text:span>|-<text:span text:style-name="T10">2</text:span>| ...<text:span text:style-name="T2">]</text:span> <text:s/></text:p>
      <text:p text:style-name="P5"/>
      <text:p text:style-name="P6"><text:tab/>E como dito à cima os casos ímpares serão tratados de forma diferente fazendo com que sejam acessadas apenas as posições pares de memória, então, entre um ímpar e o próximo par da sequência que será apontada na segunda interação da função, aqui terá um apontamento direto. Ex:</text:p>
      <text:p text:style-name="P6"/>
      <text:p text:style-name="P17">x = 10: 10 → 5 → <text:span text:style-name="T1">16 → 8 → 4 → 2 → 1</text:span></text:p>
      <text:p text:style-name="P15"/>
      <text:p text:style-name="P14"><text:s text:c="4"/>0 <text:s text:c="2"/>1 <text:s/>2 <text:s text:c="2"/>3 <text:s text:c="2"/>4 <text:s text:c="2"/>5 <text:s text:c="3"/>6 <text:s text:c="3"/>7 <text:s text:c="3"/>8 <text:s text:c="3"/>9 <text:s text:c="2"/>10 <text:s/>1<text:span text:style-name="T2">1</text:span> <text:s/>12 <text:s/>13 <text:s/>14 <text:s text:c="2"/>15 <text:s/>16 </text:p>
      <text:p text:style-name="P14">v[-<text:span text:style-name="T2">1</text:span>|-<text:span text:style-name="T2">1 </text:span>| <text:span text:style-name="T4">1</text:span> |-<text:span text:style-name="T2">2</text:span>| <text:span text:style-name="T4">2 </text:span>| <text:span text:style-name="T3">-2</text:span><text:span text:style-name="T2"> </text:span>| -<text:span text:style-name="T2">2 </text:span>| -<text:span text:style-name="T2">2 </text:span>| <text:span text:style-name="T4">4</text:span><text:span text:style-name="T2"> </text:span>| -<text:span text:style-name="T2">2 </text:span>| <text:span text:style-name="T4">16</text:span><text:span text:style-name="T2"> </text:span>| -<text:span text:style-name="T2">2 </text:span>| -<text:span text:style-name="T2">2 </text:span>| -<text:span text:style-name="T2">2 </text:span>| -<text:span text:style-name="T2">2 </text:span>| -<text:span text:style-name="T2">2 </text:span>| <text:span text:style-name="T4">8</text:span><text:span text:style-name="T2"> <text:s/></text:span>| ...<text:span text:style-name="T2">]</text:span> <text:s/></text:p>
      <text:p text:style-name="P5"/>
      <text:p text:style-name="P6"><text:tab/><text:span text:style-name="T18">Note que:</text:span> o valor na posição v[5] = -2, ou seja, se mantém como se não tivesse sido acessado, assim sendo v[10] = 16 diretamente, e tratamos essa passagem no programa atualizando o contador em 2 nesses casos.</text:p>
      <text:p text:style-name="P6"/>
      <text:p text:style-name="P7"><text:tab/><text:span text:style-name="T9">Para tratar o caso em que o limite de memória é excedido , sabemos que o intervalo suportado pela variável usigned long int é [ 0 , 4294967295 [ e sabendo que por ventura poderemos ter um número ímpar que quando posto na função chegaria próximo ou passaria desse valor, foi colocado que o maior número permitido por esse programa será: 1431655764 = <text:s/>(4294967295/3) -1.</text:span></text:p>
      <text:p text:style-name="P7"><text:span text:style-name="T9">Para especificar o tamanho máximo de posições do vetor foram feitos os seguintes passos:</text:span></text:p>
      <text:p text:style-name="P7"><text:soft-page-break/></text:p>
      <text:p text:style-name="P7"><text:span text:style-name="T9"><text:tab/></text:span><text:span text:style-name="T19">a)</text:span><text:span text:style-name="T9"> Obtido o número de bits que comporta 1431655764: </text:span></text:p>
      <text:p text:style-name="P7"><text:span text:style-name="T9"><text:tab/><text:tab/> (log na base 2) 1431655764 <text:s/>= 30 (aproximadamente);</text:span></text:p>
      <text:p text:style-name="P7"><text:span text:style-name="T9"><text:tab/></text:span><text:span text:style-name="T19">b)</text:span><text:span text:style-name="T9"> <text:s/>Obtido o número real que 30 bits comportam: </text:span></text:p>
      <text:p text:style-name="P7"><text:tab/><text:tab/><text:span text:style-name="T9">(2^1431655764) -1 = 1073741823;</text:span></text:p>
      <text:p text:style-name="P7"><text:span text:style-name="T9"><text:tab/></text:span><text:span text:style-name="T19">c)</text:span><text:span text:style-name="T9"> E por final, sabendo que um unsigned long int ocupa 8 bytes de memória dividmos o último valor por 8 e obtivemos 1342172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21:28:09.816147615</meta:creation-date>
    <dc:date>2016-08-22T17:10:37.026770090</dc:date>
    <meta:editing-duration>PT54M38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3" meta:paragraph-count="38" meta:word-count="1049" meta:character-count="5719" meta:non-whitespace-character-count="4557"/>
  </office:meta>
</office:document-meta>
</file>